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Preformatted_20_Text">
      <style:paragraph-properties fo:text-align="center" style:justify-single-word="false"/>
      <style:text-properties fo:font-size="14pt" style:font-size-asian="14pt" style:font-size-complex="14pt"/>
    </style:style>
    <style:style style:name="P4"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Preformatted_20_Text" style:list-style-name="L1"/>
    <style:style style:name="P6" style:family="paragraph" style:parent-style-name="Preformatted_20_Text" style:list-style-name="L2"/>
    <style:style style:name="P7" style:family="paragraph" style:parent-style-name="Preformatted_20_Text" style:list-style-name="L3"/>
    <style:style style:name="P8" style:family="paragraph" style:parent-style-name="Preformatted_20_Text" style:list-style-name="L3">
      <style:paragraph-properties>
        <style:tab-stops>
          <style:tab-stop style:position="4.3429in"/>
        </style:tab-stops>
      </style:paragraph-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loud Computing 2013/2014</text:p>
      <text:p text:style-name="P3"/>
      <text:p text:style-name="P4">Mobile Network Information System</text:p>
      <text:p text:style-name="Preformatted_20_Text"/>
      <text:p text:style-name="Preformatted_20_Text"/>
      <text:p text:style-name="Preformatted_20_Text">Fillipo Campagnaro<text:tab/><text:tab/>Rodrigo Bruno<text:tab/><text:tab/> Samuel Bernardo</text:p>
      <text:p text:style-name="Preformatted_20_Text">n. 77875<text:tab/><text:tab/><text:tab/><text:tab/>n. 67074<text:tab/><text:tab/><text:tab/> n. 46425</text:p>
      <text:p text:style-name="Preformatted_20_Text"><text:a xlink:type="simple" xlink:href="mailto:filippocampagnaro@gmail.com">filippocampagnaro@gmail.com</text:a><text:tab/><text:a xlink:type="simple" xlink:href="mailto:rodrigo.bruno@ist.utl.pt">rodrigo.bruno@ist.utl.pt</text:a> <text:a xlink:type="simple" xlink:href="mailto:samuelbernardo@ist.utl.pt">samuelbernardo@ist.utl.pt</text:a> </text:p>
      <text:p text:style-name="Preformatted_20_Text"/>
      <text:p text:style-name="Preformatted_20_Text"/>
      <text:p text:style-name="Preformatted_20_Text"/>
      <text:p text:style-name="Preformatted_20_Text">1. Introduction</text:p>
      <text:p text:style-name="Preformatted_20_Text"/>
      <text:p text:style-name="Preformatted_20_Text">This reports resumes the work done until intermediate delivery.</text:p>
      <text:p text:style-name="Preformatted_20_Text"/>
      <text:p text:style-name="Preformatted_20_Text"/>
      <text:p text:style-name="Preformatted_20_Text"/>
      <text:p text:style-name="Preformatted_20_Text">2. Developed components</text:p>
      <text:p text:style-name="Preformatted_20_Text"/>
      <text:p text:style-name="Preformatted_20_Text">Queries:</text:p>
      <text:list xml:id="list1484412132" text:style-name="L1">
        <text:list-item>
          <text:p text:style-name="P5">MapReduce implemented for both 3 queries</text:p>
        </text:list-item>
        <text:list-item>
          <text:p text:style-name="P5">output data stored in postgres database</text:p>
        </text:list-item>
        <text:list-item>
          <text:p text:style-name="P5">web application implemented and already presenting results for all queries</text:p>
        </text:list-item>
      </text:list>
      <text:p text:style-name="Preformatted_20_Text"/>
      <text:p text:style-name="Preformatted_20_Text">Used services:</text:p>
      <text:list xml:id="list969074275" text:style-name="L2">
        <text:list-item>
          <text:p text:style-name="P6">hadoop service from RNL cluster, accessible in cluster.rnl.ist.utl.pt</text:p>
        </text:list-item>
        <text:list-item>
          <text:p text:style-name="P6">postgres database service available at db.ist.utl.pt</text:p>
        </text:list-item>
        <text:list-item>
          <text:p text:style-name="P6">web application available at <text:a xlink:type="simple" xlink:href="http://web.ist.utl.pt/~ist177875/CN/">http://web.ist.utl.pt/~ist177875/CN/</text:a></text:p>
        </text:list-item>
      </text:list>
      <text:p text:style-name="Preformatted_20_Text"/>
      <text:p text:style-name="Preformatted_20_Text"/>
      <text:p text:style-name="Preformatted_20_Text"/>
      <text:p text:style-name="Preformatted_20_Text">3. Code presentation and solution explanation</text:p>
      <text:p text:style-name="Preformatted_20_Text"/>
      <text:p text:style-name="Preformatted_20_Text"/>
      <text:p text:style-name="Preformatted_20_Text">3.1 Hadoop java code</text:p>
      <text:p text:style-name="Preformatted_20_Text">.</text:p>
      <text:p text:style-name="Preformatted_20_Text">├── Runner.java</text:p>
      <text:p text:style-name="Preformatted_20_Text">└── types</text:p>
      <text:p text:style-name="Preformatted_20_Text"><text:s text:c="4"/>└── intermediate</text:p>
      <text:p text:style-name="Preformatted_20_Text"><text:s text:c="8"/>├── IntermediateKey.java</text:p>
      <text:p text:style-name="Preformatted_20_Text"><text:s text:c="8"/>└── IntermediateValue.java</text:p>
      <text:p text:style-name="Preformatted_20_Text"/>
      <text:p text:style-name="Preformatted_20_Text">Runner.java:</text:p>
      <text:p text:style-name="Preformatted_20_Text">Main class where algorithm is detailed...</text:p>
      <text:p text:style-name="Preformatted_20_Text"/>
      <text:p text:style-name="Preformatted_20_Text">IntermediateKey.java:</text:p>
      <text:p text:style-name="Preformatted_20_Text">Class to represent the data key for MapReduce...</text:p>
      <text:p text:style-name="Preformatted_20_Text"/>
      <text:p text:style-name="Preformatted_20_Text">IntermediateValue.java:</text:p>
      <text:p text:style-name="Preformatted_20_Text">Class to represent value field for MapReduce...</text:p>
      <text:p text:style-name="Preformatted_20_Text"/>
      <text:p text:style-name="Preformatted_20_Text"/>
      <text:p text:style-name="Preformatted_20_Text"/>
      <text:p text:style-name="Preformatted_20_Text"/>
      <text:p text:style-name="Preformatted_20_Text"><text:soft-page-break/>3.2 Database</text:p>
      <text:p text:style-name="Preformatted_20_Text"/>
      <text:p text:style-name="Preformatted_20_Text">Table for logs storage is detailed as follows:</text:p>
      <text:p text:style-name="Preformatted_20_Text"/>
      <text:p text:style-name="Preformatted_20_Text"/>
      <text:p text:style-name="Preformatted_20_Text">CREATE TABLE logs (</text:p>
      <text:p text:style-name="Preformatted_20_Text"><text:s text:c="4"/>date character varying(255) NOT NULL,</text:p>
      <text:p text:style-name="Preformatted_20_Text"><text:s text:c="4"/>id character varying(255) NOT NULL,</text:p>
      <text:p text:style-name="Preformatted_20_Text"><text:s text:c="4"/>number character varying(255) NOT NULL,</text:p>
      <text:p text:style-name="Preformatted_20_Text"><text:s text:c="4"/>value character varying(255)</text:p>
      <text:p text:style-name="Preformatted_20_Text">);</text:p>
      <text:p text:style-name="Preformatted_20_Text"/>
      <text:p text:style-name="Preformatted_20_Text"/>
      <text:p text:style-name="Preformatted_20_Text">3.3. MapReduce solution to the problem</text:p>
      <text:p text:style-name="Preformatted_20_Text"/>
      <text:p text:style-name="Preformatted_20_Text"/>
      <text:p text:style-name="Preformatted_20_Text"/>
      <text:p text:style-name="Preformatted_20_Text"/>
      <text:p text:style-name="Preformatted_20_Text">4. Run project</text:p>
      <text:p text:style-name="Preformatted_20_Text"/>
      <text:p text:style-name="Preformatted_20_Text">Project compilation and testing is supported by ant. File build.xml in project root have the details and build.properties the user defined options.</text:p>
      <text:p text:style-name="Preformatted_20_Text"/>
      <text:list xml:id="list1000683057" text:style-name="L3">
        <text:list-item>
          <text:p text:style-name="P7">Start to uncompress de project file into a directory.</text:p>
        </text:list-item>
        <text:list-item>
          <text:p text:style-name="P8">Configure build.properties with the user preferences, such as username, password, version, workspace.input.dir (where is the input to be read by hadoop in local computer) and local.input.dir (cluster afs home directory where input files will be temporary stored, so they can be copied to hdfs).</text:p>
        </text:list-item>
        <text:list-item>
          <text:p text:style-name="P7">Enter project directory and run “ant run”.</text:p>
        </text:list-item>
        <text:list-item>
          <text:p text:style-name="P7">At the end automatically database was populated and queries can be verified with web application.</text:p>
        </text:list-item>
      </text:list>
      <text:p text:style-name="Preformatted_20_Text"/>
      <text:p text:style-name="Preformatted_20_Text">Note: since input example log file as dates with /, queries will show dates with that sepa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8T05:20:47</dc:date>
    <meta:generator>LibreOffice/3.5$Linux_X86_64 LibreOffice_project/350m1$Build-2</meta:generator>
    <meta:editing-duration>PT1H2M56S</meta:editing-duration>
    <meta:editing-cycles>7</meta:editing-cycles>
    <meta:document-statistic meta:table-count="0" meta:image-count="0" meta:object-count="0" meta:page-count="2" meta:paragraph-count="46" meta:word-count="291" meta:character-count="2089" meta:non-whitespace-character-count="1798"/>
  </office:meta>
</office:document-meta>
</file>